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i=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=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v^n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(1+[.$C$1])^(-1*[.B4])" office:value-type="float" office:value="0.909090909090909">
            <text:p>0.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(1+[.$C$1])^(-1*[.B5])" office:value-type="float" office:value="0.826446280991735">
            <text:p>0.83</text:p>
          </table:table-cell>
          <table:table-cell table:formula="oooc:=[.B4]*[.C5]" office:value-type="float" office:value="0.826446280991735">
            <text:p>0.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(1+[.$C$1])^(-1*[.B6])" office:value-type="float" office:value="0.751314800901578">
            <text:p>0.75</text:p>
          </table:table-cell>
          <table:table-cell table:formula="oooc:=[.B5]*[.C6]" office:value-type="float" office:value="1.50262960180316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(1+[.$C$1])^(-1*[.B7])" office:value-type="float" office:value="0.683013455365071">
            <text:p>0.68</text:p>
          </table:table-cell>
          <table:table-cell table:formula="oooc:=[.B6]*[.C7]" office:value-type="float" office:value="2.04904036609521">
            <text:p>2.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(1+[.$C$1])^(-1*[.B8])" office:value-type="float" office:value="0.620921323059155">
            <text:p>0.62</text:p>
          </table:table-cell>
          <table:table-cell table:formula="oooc:=[.B7]*[.C8]" office:value-type="float" office:value="2.48368529223662">
            <text:p>2.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(1+[.$C$1])^(-1*[.B9])" office:value-type="float" office:value="0.564473930053777">
            <text:p>0.56</text:p>
          </table:table-cell>
          <table:table-cell table:formula="oooc:=[.B8]*[.C9]" office:value-type="float" office:value="2.82236965026889">
            <text:p>2.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(1+[.$C$1])^(-1*[.B10])" office:value-type="float" office:value="0.513158118230706">
            <text:p>0.51</text:p>
          </table:table-cell>
          <table:table-cell table:formula="oooc:=[.B9]*[.C10]" office:value-type="float" office:value="3.07894870938424">
            <text:p>3.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(1+[.$C$1])^(-1*[.B11])" office:value-type="float" office:value="0.466507380209733">
            <text:p>0.47</text:p>
          </table:table-cell>
          <table:table-cell table:formula="oooc:=[.B10]*[.C11]" office:value-type="float" office:value="3.26555166146813">
            <text:p>3.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(1+[.$C$1])^(-1*[.B12])" office:value-type="float" office:value="0.424097618372485">
            <text:p>0.42</text:p>
          </table:table-cell>
          <table:table-cell table:formula="oooc:=[.B11]*[.C12]" office:value-type="float" office:value="3.39278094697988">
            <text:p>3.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(1+[.$C$1])^(-1*[.B13])" office:value-type="float" office:value="0.385543289429531">
            <text:p>0.39</text:p>
          </table:table-cell>
          <table:table-cell table:formula="oooc:=[.B12]*[.C13]" office:value-type="float" office:value="3.46988960486578">
            <text:p>3.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(1+[.$C$1])^(-1*[.B14])" office:value-type="float" office:value="0.350493899481392">
            <text:p>0.35</text:p>
          </table:table-cell>
          <table:table-cell table:formula="oooc:=[.B13]*[.C14]" office:value-type="float" office:value="3.50493899481392">
            <text:p>3.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UM</text:p>
          </table:table-cell>
          <table:table-cell table:formula="oooc:=SUM([.D5:.D14])" office:value-type="float" office:value="26.3962811089076">
            <text:p>26.4</text:p>
          </table:table-cell>
          <table:table-cell table:number-columns-repeated="2"/>
          <table:table-cell table:formula="oooc:=(SUM([.C4:.C13])-10*[.C14])/0.1" office:value-type="float" office:value="26.3962811089076">
            <text:p>26.4</text:p>
          </table:table-cell>
        </table:table-row>
        <table:table-row table:style-name="ro1">
          <table:table-cell table:number-columns-repeated="6"/>
          <table:table-cell table:formula="oooc:=(SUM([.C4:.C13])-10*[.C13])/0.1" office:value-type="float" office:value="22.8913421140937">
            <text:p>22.89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tc</text:p>
          </table:table-cell>
          <table:table-cell table:formula="oooc:=0.2/4" office:value-type="float" office:value="0.05">
            <text:p>0.05</text:p>
          </table:table-cell>
          <table:table-cell table:number-columns-repeated="5"/>
        </table:table-row>
        <table:table-row table:style-name="ro1">
          <table:table-cell office:value-type="string">
            <text:p>tm</text:p>
          </table:table-cell>
          <table:table-cell table:formula="oooc:=[.B21]" office:value-type="float" office:value="0.05">
            <text:p>0.05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ooc:=40*[.B26]-[.B21]*([.B28]+40*[.B26])/[.B22]" office:value-type="float" office:value="-17.1590863539944">
            <text:p>-17.16</text:p>
          </table:table-cell>
          <table:table-cell/>
          <table:table-cell table:formula="oooc:=-1*[.D24]*(1+[.B22])" office:value-type="float" office:value="18.0170406716942">
            <text:p>18.02</text:p>
          </table:table-cell>
          <table:table-cell/>
        </table:table-row>
        <table:table-row table:style-name="ro1">
          <table:table-cell office:value-type="string">
            <text:p>v40</text:p>
          </table:table-cell>
          <table:table-cell table:formula="oooc:=(1+[.B22])^(-40)" office:value-type="float" office:value="0.14204568230027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V41</text:p>
          </table:table-cell>
          <table:table-cell table:formula="oooc:=(1+[.B22])^(-41)" office:value-type="float" office:value="0.135281602190741">
            <text:p>0.14</text:p>
          </table:table-cell>
          <table:table-cell/>
          <table:table-cell table:formula="oooc:=[.B21]*(40*[.B26]-[.B28])/[.B22]-40*[.B26]" office:value-type="float" office:value="-17.1590863539944">
            <text:p>-17.16</text:p>
          </table:table-cell>
          <table:table-cell/>
          <table:table-cell table:formula="oooc:=[.F24]/4" office:value-type="float" office:value="4.50426016792354">
            <text:p>4.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40</text:p>
          </table:table-cell>
          <table:table-cell table:formula="oooc:=(1-[.B25])/[.B22]" office:value-type="float" office:value="17.1590863539944">
            <text:p>17.16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7">07/02/2009</text:date>, <text:time>10:3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Ivan Conde</meta:initial-creator>
    <meta:creation-date>2009-02-05T22:39:49</meta:creation-date>
    <dc:creator>Ivan Conde</dc:creator>
    <dc:date>2009-02-07T10:30:24</dc:date>
    <meta:editing-cycles>3</meta:editing-cycles>
    <meta:editing-duration>PT51M25S</meta:editing-duration>
    <meta:user-defined meta:name="Info 1"/>
    <meta:user-defined meta:name="Info 2"/>
    <meta:user-defined meta:name="Info 3"/>
    <meta:user-defined meta:name="Info 4"/>
    <meta:document-statistic meta:table-count="3" meta:cell-count="57"/>
  </office:meta>
</office:document-meta>
</file>